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rsid="000d72bc" officeooo:paragraph-rsid="000d72bc"/>
    </style:style>
    <style:style style:name="P2" style:family="paragraph" style:parent-style-name="Standard">
      <style:text-properties fo:font-style="italic" officeooo:rsid="000d72bc" officeooo:paragraph-rsid="000d72bc" style:font-style-asian="italic" style:font-style-complex="italic"/>
    </style:style>
    <style:style style:name="P3" style:family="paragraph" style:parent-style-name="Standard">
      <style:text-properties fo:font-style="italic" officeooo:rsid="0012d480" officeooo:paragraph-rsid="0012d480" style:font-style-asian="italic" style:font-style-complex="italic"/>
    </style:style>
    <style:style style:name="P4" style:family="paragraph" style:parent-style-name="Standard">
      <style:text-properties fo:font-style="italic" officeooo:rsid="0012f802" officeooo:paragraph-rsid="0012f802" style:font-style-asian="italic" style:font-style-complex="italic"/>
    </style:style>
    <style:style style:name="P5" style:family="paragraph" style:parent-style-name="Standard">
      <style:text-properties fo:font-style="italic" fo:font-weight="normal" officeooo:rsid="00873442" officeooo:paragraph-rsid="00873442" style:font-style-asian="italic" style:font-weight-asian="normal" style:font-style-complex="italic" style:font-weight-complex="normal"/>
    </style:style>
    <style:style style:name="P6" style:family="paragraph" style:parent-style-name="Standard">
      <style:text-properties fo:font-style="italic" fo:font-weight="normal" officeooo:rsid="00873442" officeooo:paragraph-rsid="00896366" style:font-style-asian="italic" style:font-weight-asian="normal" style:font-style-complex="italic" style:font-weight-complex="normal"/>
    </style:style>
    <style:style style:name="P7" style:family="paragraph" style:parent-style-name="Standard">
      <style:text-properties fo:font-style="normal" officeooo:rsid="00656784" officeooo:paragraph-rsid="00656784" style:font-style-asian="normal" style:font-style-complex="normal"/>
    </style:style>
    <style:style style:name="P8" style:family="paragraph" style:parent-style-name="Standard">
      <style:text-properties fo:font-style="normal" officeooo:rsid="00a69558" officeooo:paragraph-rsid="00a69558" style:font-style-asian="normal" style:font-style-complex="normal"/>
    </style:style>
    <style:style style:name="P9" style:family="paragraph" style:parent-style-name="Standard">
      <style:text-properties fo:font-style="normal" fo:font-weight="normal" officeooo:rsid="007e7bfa" officeooo:paragraph-rsid="007e7bfa" style:font-style-asian="normal" style:font-weight-asian="normal" style:font-style-complex="normal" style:font-weight-complex="normal"/>
    </style:style>
    <style:style style:name="P10" style:family="paragraph" style:parent-style-name="Standard">
      <style:text-properties fo:font-style="normal" fo:font-weight="bold" officeooo:rsid="007e7bfa" officeooo:paragraph-rsid="007e8cb8" style:font-style-asian="normal" style:font-weight-asian="bold" style:font-style-complex="normal" style:font-weight-complex="bold"/>
    </style:style>
    <style:style style:name="P11" style:family="paragraph" style:parent-style-name="Standard">
      <style:text-properties fo:font-weight="bold" officeooo:rsid="007d969d" officeooo:paragraph-rsid="007dadbf" style:font-weight-asian="bold" style:font-weight-complex="bold"/>
    </style:style>
    <style:style style:name="P12" style:family="paragraph" style:parent-style-name="Text_20_body">
      <style:text-properties officeooo:rsid="0018567e" officeooo:paragraph-rsid="0018567e"/>
    </style:style>
    <style:style style:name="P13" style:family="paragraph" style:parent-style-name="Text_20_body">
      <style:text-properties officeooo:rsid="0045ff88" officeooo:paragraph-rsid="0045ff88"/>
    </style:style>
    <style:style style:name="P14" style:family="paragraph" style:parent-style-name="Standard" style:list-style-name="L1">
      <style:text-properties fo:font-style="italic" officeooo:rsid="0012d480" officeooo:paragraph-rsid="0012d480" style:font-style-asian="italic" style:font-style-complex="italic"/>
    </style:style>
    <style:style style:name="P15" style:family="paragraph" style:parent-style-name="Standard">
      <style:text-properties fo:font-style="italic" fo:font-weight="normal" officeooo:rsid="00795519" officeooo:paragraph-rsid="01049f4d" style:font-style-asian="italic" style:font-weight-asian="normal" style:font-style-complex="italic" style:font-weight-complex="normal"/>
    </style:style>
    <style:style style:name="P16" style:family="paragraph" style:parent-style-name="Standard">
      <style:text-properties fo:font-style="italic" fo:font-weight="normal" officeooo:rsid="00795519" officeooo:paragraph-rsid="0116ff8e" style:font-style-asian="italic" style:font-weight-asian="normal" style:font-style-complex="italic" style:font-weight-complex="normal"/>
    </style:style>
    <style:style style:name="P17" style:family="paragraph" style:parent-style-name="Standard" style:list-style-name="L23">
      <style:text-properties fo:font-style="italic" fo:font-weight="normal" officeooo:rsid="00873442" officeooo:paragraph-rsid="00873442" style:font-style-asian="italic" style:font-weight-asian="normal" style:font-style-complex="italic" style:font-weight-complex="normal"/>
    </style:style>
    <style:style style:name="P18" style:family="paragraph" style:parent-style-name="Standard">
      <style:text-properties fo:font-style="italic" fo:font-weight="normal" officeooo:rsid="00873442" officeooo:paragraph-rsid="00896366" style:font-style-asian="italic" style:font-weight-asian="normal" style:font-style-complex="italic" style:font-weight-complex="normal"/>
    </style:style>
    <style:style style:name="P19" style:family="paragraph" style:parent-style-name="Standard">
      <style:text-properties fo:font-style="italic" fo:font-weight="normal" officeooo:rsid="00873442" officeooo:paragraph-rsid="00fb644c" style:font-style-asian="italic" style:font-weight-asian="normal" style:font-style-complex="italic" style:font-weight-complex="normal"/>
    </style:style>
    <style:style style:name="P20" style:family="paragraph" style:parent-style-name="Standard" style:list-style-name="L23">
      <style:text-properties fo:font-style="italic" fo:font-weight="normal" officeooo:rsid="00a08ce1" officeooo:paragraph-rsid="00a4ff07" style:font-style-asian="italic" style:font-weight-asian="normal" style:font-style-complex="italic" style:font-weight-complex="normal"/>
    </style:style>
    <style:style style:name="P21" style:family="paragraph" style:parent-style-name="Standard" style:list-style-name="L23">
      <style:text-properties fo:font-style="italic" fo:font-weight="normal" officeooo:rsid="00a08ce1" officeooo:paragraph-rsid="00a08ce1" style:font-style-asian="italic" style:font-weight-asian="normal" style:font-style-complex="italic" style:font-weight-complex="normal"/>
    </style:style>
    <style:style style:name="P22" style:family="paragraph" style:parent-style-name="Standard" style:list-style-name="L23">
      <style:text-properties fo:font-style="italic" fo:font-weight="normal" officeooo:rsid="00dd3457" officeooo:paragraph-rsid="00dd3457" style:font-style-asian="italic" style:font-weight-asian="normal" style:font-style-complex="italic" style:font-weight-complex="normal"/>
    </style:style>
    <style:style style:name="P23" style:family="paragraph" style:parent-style-name="Standard" style:list-style-name="L14">
      <style:text-properties fo:font-style="italic" fo:font-weight="normal" officeooo:rsid="00dd3457" officeooo:paragraph-rsid="00dd3457" style:font-style-asian="italic" style:font-weight-asian="normal" style:font-style-complex="italic" style:font-weight-complex="normal"/>
    </style:style>
    <style:style style:name="P24" style:family="paragraph" style:parent-style-name="Standard" style:list-style-name="L26">
      <style:text-properties fo:font-style="italic" fo:font-weight="normal" officeooo:rsid="00e66f62" officeooo:paragraph-rsid="00e66f62" style:font-style-asian="italic" style:font-weight-asian="normal" style:font-style-complex="italic" style:font-weight-complex="normal"/>
    </style:style>
    <style:style style:name="P25" style:family="paragraph" style:parent-style-name="Standard">
      <style:text-properties fo:font-style="italic" fo:font-weight="normal" officeooo:rsid="00eb3db9" officeooo:paragraph-rsid="00896366" style:font-style-asian="italic" style:font-weight-asian="normal" style:font-style-complex="italic" style:font-weight-complex="normal"/>
    </style:style>
    <style:style style:name="P26" style:family="paragraph" style:parent-style-name="Standard" style:list-style-name="L21">
      <style:text-properties fo:font-weight="bold" officeooo:rsid="00491dbb" officeooo:paragraph-rsid="008ddffb" style:font-weight-asian="bold" style:font-weight-complex="bold"/>
    </style:style>
    <style:style style:name="P27" style:family="paragraph" style:parent-style-name="Standard" style:list-style-name="L21">
      <style:text-properties fo:font-weight="bold" officeooo:rsid="004a7e2e" officeooo:paragraph-rsid="00db96a9" style:font-weight-asian="bold" style:font-weight-complex="bold"/>
    </style:style>
    <style:style style:name="P28" style:family="paragraph" style:parent-style-name="Standard" style:list-style-name="L21">
      <style:text-properties fo:font-weight="bold" officeooo:rsid="008a7db2" officeooo:paragraph-rsid="008a7db2" style:font-weight-asian="bold" style:font-weight-complex="bold"/>
    </style:style>
    <style:style style:name="P29" style:family="paragraph" style:parent-style-name="Standard" style:list-style-name="L21">
      <style:text-properties fo:font-weight="bold" officeooo:rsid="00bc5b97" officeooo:paragraph-rsid="00bc5b97" style:font-weight-asian="bold" style:font-weight-complex="bold"/>
    </style:style>
    <style:style style:name="P30" style:family="paragraph" style:parent-style-name="Standard" style:list-style-name="L14">
      <style:text-properties officeooo:rsid="0043a3e1" officeooo:paragraph-rsid="008ddffb"/>
    </style:style>
    <style:style style:name="P31" style:family="paragraph" style:parent-style-name="Standard" style:list-style-name="L14">
      <style:text-properties officeooo:rsid="0014dff0" officeooo:paragraph-rsid="008ddffb"/>
    </style:style>
    <style:style style:name="P32" style:family="paragraph" style:parent-style-name="Standard" style:list-style-name="L16">
      <style:text-properties officeooo:rsid="0014dff0" officeooo:paragraph-rsid="008ddffb"/>
    </style:style>
    <style:style style:name="P33" style:family="paragraph" style:parent-style-name="Standard" style:list-style-name="L16">
      <style:text-properties officeooo:rsid="0014dff0" officeooo:paragraph-rsid="00f66beb"/>
    </style:style>
    <style:style style:name="P34" style:family="paragraph" style:parent-style-name="Standard" style:list-style-name="L16">
      <style:text-properties officeooo:rsid="006d258c" officeooo:paragraph-rsid="008ddffb"/>
    </style:style>
    <style:style style:name="P35" style:family="paragraph" style:parent-style-name="Standard" style:list-style-name="L16">
      <style:text-properties officeooo:rsid="0069f73b" officeooo:paragraph-rsid="008ddffb"/>
    </style:style>
    <style:style style:name="P36" style:family="paragraph" style:parent-style-name="Standard" style:list-style-name="L16">
      <style:text-properties officeooo:rsid="006bb004" officeooo:paragraph-rsid="008ddffb"/>
    </style:style>
    <style:style style:name="P37" style:family="paragraph" style:parent-style-name="Standard" style:list-style-name="L17">
      <style:text-properties style:text-line-through-style="none" style:text-line-through-type="none" fo:font-style="italic" officeooo:rsid="00618181" officeooo:paragraph-rsid="008ddffb" style:font-style-asian="italic" style:font-style-complex="italic"/>
    </style:style>
    <style:style style:name="P38" style:family="paragraph" style:parent-style-name="Standard" style:list-style-name="L26">
      <style:text-properties style:text-line-through-style="none" style:text-line-through-type="none" fo:font-style="italic" fo:font-weight="normal" officeooo:rsid="00618181" officeooo:paragraph-rsid="008ddffb" style:font-style-asian="italic" style:font-weight-asian="normal" style:font-style-complex="italic" style:font-weight-complex="normal"/>
    </style:style>
    <style:style style:name="P39" style:family="paragraph" style:parent-style-name="Standard" style:list-style-name="L22">
      <style:text-properties fo:font-style="normal" fo:font-weight="normal" officeooo:rsid="007e7bfa" officeooo:paragraph-rsid="007db546" style:font-style-asian="normal" style:font-weight-asian="normal" style:font-style-complex="normal" style:font-weight-complex="normal"/>
    </style:style>
    <style:style style:name="P40" style:family="paragraph" style:parent-style-name="Standard" style:list-style-name="L22">
      <style:text-properties fo:font-style="normal" fo:font-weight="normal" officeooo:rsid="007965c0" officeooo:paragraph-rsid="007db546" style:font-style-asian="normal" style:font-weight-asian="normal" style:font-style-complex="normal" style:font-weight-complex="normal"/>
    </style:style>
    <style:style style:name="P41" style:family="paragraph" style:parent-style-name="Standard">
      <style:text-properties fo:font-style="normal" fo:font-weight="normal" officeooo:rsid="007dadbf" officeooo:paragraph-rsid="007dadbf" style:font-style-asian="normal" style:font-weight-asian="normal" style:font-style-complex="normal" style:font-weight-complex="normal"/>
    </style:style>
    <style:style style:name="P42" style:family="paragraph" style:parent-style-name="Standard" style:list-style-name="L23">
      <style:text-properties fo:font-style="normal" fo:font-weight="normal" officeooo:rsid="00a08ce1" officeooo:paragraph-rsid="00873442" style:font-style-asian="normal" style:font-weight-asian="normal" style:font-style-complex="normal" style:font-weight-complex="normal"/>
    </style:style>
    <style:style style:name="P43" style:family="paragraph" style:parent-style-name="Standard" style:list-style-name="L23">
      <style:text-properties fo:font-style="normal" fo:font-weight="normal" officeooo:rsid="00a4ff07" officeooo:paragraph-rsid="00a4ff07" style:font-style-asian="normal" style:font-weight-asian="normal" style:font-style-complex="normal" style:font-weight-complex="normal"/>
    </style:style>
    <style:style style:name="P44" style:family="paragraph" style:parent-style-name="Standard" style:list-style-name="L23">
      <style:text-properties fo:font-style="normal" fo:font-weight="normal" officeooo:rsid="00c8e0e8" officeooo:paragraph-rsid="00c8e0e8" style:font-style-asian="normal" style:font-weight-asian="normal" style:font-style-complex="normal" style:font-weight-complex="normal"/>
    </style:style>
    <style:style style:name="P45" style:family="paragraph" style:parent-style-name="Standard" style:list-style-name="L23">
      <style:text-properties fo:font-style="normal" fo:font-weight="normal" officeooo:rsid="00cdf48a" officeooo:paragraph-rsid="00cdf48a" style:font-style-asian="normal" style:font-weight-asian="normal" style:font-style-complex="normal" style:font-weight-complex="normal"/>
    </style:style>
    <style:style style:name="P46" style:family="paragraph" style:parent-style-name="Standard">
      <style:text-properties fo:font-style="normal" officeooo:rsid="00ab806d" officeooo:paragraph-rsid="00ab806d" style:font-style-asian="normal" style:font-style-complex="normal"/>
    </style:style>
    <style:style style:name="P47" style:family="paragraph" style:parent-style-name="Standard">
      <style:text-properties fo:font-style="normal" officeooo:rsid="00d312e3" officeooo:paragraph-rsid="00d312e3" style:font-style-asian="normal" style:font-style-complex="normal"/>
    </style:style>
    <style:style style:name="P48" style:family="paragraph" style:parent-style-name="Standard" style:list-style-name="L24">
      <style:text-properties officeooo:paragraph-rsid="00bcf22c"/>
    </style:style>
    <style:style style:name="P49" style:family="paragraph" style:parent-style-name="Standard" style:list-style-name="L24">
      <style:text-properties officeooo:paragraph-rsid="00be9ff5"/>
    </style:style>
    <style:style style:name="P50" style:family="paragraph" style:parent-style-name="Standard">
      <style:text-properties officeooo:rsid="00c745a4" officeooo:paragraph-rsid="00c745a4"/>
    </style:style>
    <style:style style:name="P51" style:family="paragraph" style:parent-style-name="Standard">
      <style:text-properties fo:color="#c0c0c0" officeooo:rsid="001346fd" officeooo:paragraph-rsid="001346fd"/>
    </style:style>
    <style:style style:name="P52" style:family="paragraph" style:parent-style-name="Standard">
      <style:text-properties fo:color="#c0c0c0" fo:font-style="italic" officeooo:rsid="000d72bc" officeooo:paragraph-rsid="000d72bc" style:font-style-asian="italic" style:font-style-complex="italic"/>
    </style:style>
    <style:style style:name="P53" style:family="paragraph" style:parent-style-name="Standard" style:list-style-name="L2">
      <style:text-properties fo:color="#c0c0c0" fo:font-style="italic" fo:font-weight="normal" officeooo:rsid="00795519" officeooo:paragraph-rsid="00795519" style:font-style-asian="italic" style:font-weight-asian="normal" style:font-style-complex="italic" style:font-weight-complex="normal"/>
    </style:style>
    <style:style style:name="P54" style:family="paragraph" style:parent-style-name="Standard" style:list-style-name="L2">
      <style:text-properties fo:color="#c0c0c0" fo:font-weight="bold" officeooo:paragraph-rsid="00448cdb" style:font-weight-asian="bold" style:font-weight-complex="bold"/>
    </style:style>
    <style:style style:name="P55" style:family="paragraph" style:parent-style-name="Standard" style:list-style-name="L2">
      <style:text-properties fo:color="#c0c0c0" fo:font-weight="bold" officeooo:rsid="00466b63" officeooo:paragraph-rsid="00466b63" style:font-weight-asian="bold" style:font-weight-complex="bold"/>
    </style:style>
    <style:style style:name="P56" style:family="paragraph" style:parent-style-name="Standard" style:list-style-name="L2">
      <style:text-properties fo:color="#c0c0c0" fo:font-weight="bold" officeooo:rsid="004755b5" officeooo:paragraph-rsid="004755b5" style:font-weight-asian="bold" style:font-weight-complex="bold"/>
    </style:style>
    <style:style style:name="P57" style:family="paragraph" style:parent-style-name="Standard" style:list-style-name="L8">
      <style:text-properties fo:color="#c0c0c0" fo:font-weight="bold" officeooo:rsid="00491dbb" officeooo:paragraph-rsid="00491dbb" style:font-weight-asian="bold" style:font-weight-complex="bold"/>
    </style:style>
    <style:style style:name="P58" style:family="paragraph" style:parent-style-name="Standard" style:list-style-name="L2">
      <style:text-properties fo:color="#c0c0c0" fo:font-weight="bold" officeooo:rsid="004a7e2e" officeooo:paragraph-rsid="004bd802" style:font-weight-asian="bold" style:font-weight-complex="bold"/>
    </style:style>
    <style:style style:name="P59" style:family="paragraph" style:parent-style-name="Standard" style:list-style-name="L3">
      <style:text-properties fo:color="#c0c0c0" officeooo:rsid="00448cdb" officeooo:paragraph-rsid="00448cdb"/>
    </style:style>
    <style:style style:name="P60" style:family="paragraph" style:parent-style-name="Standard" style:list-style-name="L4">
      <style:text-properties fo:color="#c0c0c0" officeooo:paragraph-rsid="00448cdb"/>
    </style:style>
    <style:style style:name="P61" style:family="paragraph" style:parent-style-name="Standard">
      <style:text-properties fo:color="#c0c0c0" style:text-line-through-style="solid" style:text-line-through-type="single" fo:font-weight="bold" officeooo:rsid="0014dff0" officeooo:paragraph-rsid="002e69fd" style:font-weight-asian="bold" style:font-weight-complex="bold"/>
    </style:style>
    <style:style style:name="P62" style:family="paragraph" style:parent-style-name="Standard">
      <style:text-properties fo:color="#c0c0c0" style:text-line-through-style="solid" style:text-line-through-type="single" fo:font-weight="bold" officeooo:rsid="005ecea1" officeooo:paragraph-rsid="005ecea1" style:font-weight-asian="bold" style:font-weight-complex="bold"/>
    </style:style>
    <style:style style:name="P63" style:family="paragraph" style:parent-style-name="Standard" style:list-style-name="L5">
      <style:text-properties fo:color="#c0c0c0" officeooo:rsid="0043a3e1" officeooo:paragraph-rsid="003df9a9"/>
    </style:style>
    <style:style style:name="P64" style:family="paragraph" style:parent-style-name="Standard" style:list-style-name="L5">
      <style:text-properties fo:color="#c0c0c0" officeooo:rsid="003f05e4" officeooo:paragraph-rsid="00412936"/>
    </style:style>
    <style:style style:name="P65" style:family="paragraph" style:parent-style-name="Standard" style:list-style-name="L5">
      <style:text-properties fo:color="#c0c0c0" officeooo:rsid="0014dff0" officeooo:paragraph-rsid="003df9a9"/>
    </style:style>
    <style:style style:name="P66" style:family="paragraph" style:parent-style-name="Standard" style:list-style-name="L7">
      <style:text-properties fo:color="#c0c0c0" officeooo:rsid="0014dff0" officeooo:paragraph-rsid="0069f73b"/>
    </style:style>
    <style:style style:name="P67" style:family="paragraph" style:parent-style-name="Standard" style:list-style-name="L10">
      <style:text-properties fo:color="#c0c0c0" officeooo:rsid="0014dff0" officeooo:paragraph-rsid="0043cc30"/>
    </style:style>
    <style:style style:name="P68" style:family="paragraph" style:parent-style-name="Standard" style:list-style-name="L6">
      <style:text-properties fo:color="#c0c0c0" officeooo:rsid="006d258c" officeooo:paragraph-rsid="006d258c"/>
    </style:style>
    <style:style style:name="P69" style:family="paragraph" style:parent-style-name="Standard" style:list-style-name="L7">
      <style:text-properties fo:color="#c0c0c0" officeooo:rsid="0069f73b" officeooo:paragraph-rsid="006bb004"/>
    </style:style>
    <style:style style:name="P70" style:family="paragraph" style:parent-style-name="Standard" style:list-style-name="L7">
      <style:text-properties fo:color="#c0c0c0" officeooo:rsid="006bb004" officeooo:paragraph-rsid="006bb004"/>
    </style:style>
    <style:style style:name="P71" style:family="paragraph" style:parent-style-name="Standard" style:list-style-name="L9">
      <style:text-properties fo:color="#c0c0c0" officeooo:rsid="0043cc30" officeooo:paragraph-rsid="0043cc30"/>
    </style:style>
    <style:style style:name="P72" style:family="paragraph" style:parent-style-name="Standard" style:list-style-name="L11">
      <style:text-properties fo:color="#c0c0c0" style:text-line-through-style="none" style:text-line-through-type="none" officeooo:rsid="00618181" officeooo:paragraph-rsid="00618181"/>
    </style:style>
    <style:style style:name="P73" style:family="paragraph" style:parent-style-name="Standard">
      <style:text-properties fo:color="#c0c0c0" officeooo:rsid="000d72bc" officeooo:paragraph-rsid="000d72bc"/>
    </style:style>
    <style:style style:name="P74" style:family="paragraph" style:parent-style-name="Standard" style:list-style-name="L26">
      <style:text-properties fo:color="#008000" style:text-line-through-style="none" style:text-line-through-type="none" fo:font-style="italic" fo:font-weight="normal" officeooo:rsid="00e8bd0a" officeooo:paragraph-rsid="00e8bd0a" style:font-style-asian="italic" style:font-weight-asian="normal" style:font-style-complex="italic" style:font-weight-complex="normal"/>
    </style:style>
    <style:style style:name="P75" style:family="paragraph" style:parent-style-name="Standard" style:list-style-name="L16">
      <style:text-properties fo:color="#008000" officeooo:rsid="00f66beb" officeooo:paragraph-rsid="00f66beb"/>
    </style:style>
    <style:style style:name="P76" style:family="paragraph" style:parent-style-name="Standard" style:list-style-name="L24">
      <style:text-properties fo:color="#008000" fo:font-style="italic" fo:font-weight="normal" officeooo:rsid="00c0684c" officeooo:paragraph-rsid="00c0684c" style:font-style-asian="italic" style:font-weight-asian="normal" style:font-style-complex="italic" style:font-weight-complex="normal"/>
    </style:style>
    <style:style style:name="P77" style:family="paragraph" style:parent-style-name="Standard" style:list-style-name="L14">
      <style:text-properties officeooo:rsid="00f66beb" officeooo:paragraph-rsid="00f66beb"/>
    </style:style>
    <style:style style:name="P78" style:family="paragraph" style:parent-style-name="Standard">
      <style:text-properties officeooo:paragraph-rsid="008ddffb"/>
    </style:style>
    <style:style style:name="P79" style:family="paragraph" style:parent-style-name="Standard">
      <style:text-properties officeooo:rsid="0105ec66" officeooo:paragraph-rsid="010781a5"/>
    </style:style>
    <style:style style:name="P80" style:family="paragraph" style:parent-style-name="Standard" style:list-style-name="L21">
      <style:paragraph-properties fo:break-before="page"/>
      <style:text-properties fo:font-weight="bold" officeooo:rsid="007d969d" officeooo:paragraph-rsid="007dadbf" style:font-weight-asian="bold" style:font-weight-complex="bold"/>
    </style:style>
    <style:style style:name="P81" style:family="paragraph" style:parent-style-name="Standard">
      <style:paragraph-properties fo:break-before="page"/>
      <style:text-properties fo:font-weight="bold" officeooo:paragraph-rsid="008ddffb" style:font-weight-asian="bold" style:font-weight-complex="bold"/>
    </style:style>
    <style:style style:name="P82" style:family="paragraph" style:parent-style-name="Standard">
      <style:paragraph-properties fo:break-before="page"/>
      <style:text-properties fo:font-style="italic" officeooo:rsid="000d72bc" officeooo:paragraph-rsid="000d72bc" style:font-style-asian="italic" style:font-style-complex="italic"/>
    </style:style>
    <style:style style:name="P83"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fo:color="#c0c0c0" style:text-line-through-style="none" style:text-line-through-type="none" fo:font-style="italic" fo:font-weight="normal" officeooo:rsid="00795519" officeooo:paragraph-rsid="00795519" style:font-style-asian="italic" style:font-weight-asian="normal" style:font-style-complex="italic" style:font-weight-complex="normal"/>
    </style:style>
    <style:style style:name="P8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fo:font-style="italic" fo:font-weight="normal" officeooo:rsid="00873442" officeooo:paragraph-rsid="00896366" style:font-style-asian="italic" style:font-weight-asian="normal" style:font-style-complex="italic" style:font-weight-complex="normal"/>
    </style:style>
    <style:style style:name="P85" style:family="paragraph" style:parent-style-name="Text_20_body">
      <style:text-properties fo:font-style="italic" officeooo:rsid="000d72bc" officeooo:paragraph-rsid="000d72bc" style:font-style-asian="italic" style:font-style-complex="italic"/>
    </style:style>
    <style:style style:name="P86" style:family="paragraph" style:parent-style-name="Heading_20_1">
      <style:text-properties fo:color="#c0c0c0"/>
    </style:style>
    <style:style style:name="P87" style:family="paragraph" style:parent-style-name="Heading_20_1">
      <style:paragraph-properties fo:break-before="page"/>
      <style:text-properties officeooo:rsid="00656784" officeooo:paragraph-rsid="00656784"/>
    </style:style>
    <style:style style:name="P88" style:family="paragraph" style:parent-style-name="Heading_20_3">
      <style:text-properties officeooo:rsid="00c745a4" officeooo:paragraph-rsid="00c745a4"/>
    </style:style>
    <style:style style:name="T1" style:family="text">
      <style:text-properties officeooo:rsid="000e4cf5"/>
    </style:style>
    <style:style style:name="T2" style:family="text">
      <style:text-properties officeooo:rsid="0012d480"/>
    </style:style>
    <style:style style:name="T3" style:family="text">
      <style:text-properties fo:font-style="normal" style:font-style-asian="normal" style:font-style-complex="normal"/>
    </style:style>
    <style:style style:name="T4" style:family="text">
      <style:text-properties fo:font-style="normal" officeooo:rsid="0025572b" style:font-style-asian="normal" style:font-style-complex="normal"/>
    </style:style>
    <style:style style:name="T5" style:family="text">
      <style:text-properties fo:font-style="normal" officeooo:rsid="002639a1" style:font-style-asian="normal" style:font-style-complex="normal"/>
    </style:style>
    <style:style style:name="T6" style:family="text">
      <style:text-properties fo:font-style="normal" officeooo:rsid="007dadbf" style:font-style-asian="normal" style:font-style-complex="normal"/>
    </style:style>
    <style:style style:name="T7" style:family="text">
      <style:text-properties fo:font-style="normal" officeooo:rsid="009716e8" style:font-style-asian="normal" style:font-style-complex="normal"/>
    </style:style>
    <style:style style:name="T8" style:family="text">
      <style:text-properties fo:font-style="normal" officeooo:rsid="0097391f" style:font-style-asian="normal" style:font-style-complex="normal"/>
    </style:style>
    <style:style style:name="T9" style:family="text">
      <style:text-properties fo:font-style="normal" officeooo:rsid="00a08ce1" style:font-style-asian="normal" style:font-style-complex="normal"/>
    </style:style>
    <style:style style:name="T10" style:family="text">
      <style:text-properties fo:font-style="normal" officeooo:rsid="0043a3e1" style:font-style-asian="normal" style:font-style-complex="normal"/>
    </style:style>
    <style:style style:name="T11" style:family="text">
      <style:text-properties fo:font-style="normal" officeooo:rsid="00550a8f" style:font-style-asian="normal" style:font-style-complex="normal"/>
    </style:style>
    <style:style style:name="T12" style:family="text">
      <style:text-properties fo:font-style="normal" officeooo:rsid="003df9a9" style:font-style-asian="normal" style:font-style-complex="normal"/>
    </style:style>
    <style:style style:name="T13" style:family="text">
      <style:text-properties fo:font-style="normal" officeooo:rsid="0014dff0" style:font-style-asian="normal" style:font-style-complex="normal"/>
    </style:style>
    <style:style style:name="T14" style:family="text">
      <style:text-properties fo:font-style="normal" officeooo:rsid="00a3825d" style:font-style-asian="normal" style:font-style-complex="normal"/>
    </style:style>
    <style:style style:name="T15" style:family="text">
      <style:text-properties fo:font-style="normal" officeooo:rsid="00a3acf8" style:font-style-asian="normal" style:font-style-complex="normal"/>
    </style:style>
    <style:style style:name="T16" style:family="text">
      <style:text-properties fo:font-style="normal" officeooo:rsid="00a44582" style:font-style-asian="normal" style:font-style-complex="normal"/>
    </style:style>
    <style:style style:name="T17" style:family="text">
      <style:text-properties fo:font-style="normal" officeooo:rsid="00a4ff07" style:font-style-asian="normal" style:font-style-complex="normal"/>
    </style:style>
    <style:style style:name="T18" style:family="text">
      <style:text-properties fo:font-style="normal" officeooo:rsid="006bb004" style:font-style-asian="normal" style:font-style-complex="normal"/>
    </style:style>
    <style:style style:name="T19" style:family="text">
      <style:text-properties fo:font-style="normal" officeooo:rsid="0072ebeb" style:font-style-asian="normal" style:font-style-complex="normal"/>
    </style:style>
    <style:style style:name="T20" style:family="text">
      <style:text-properties fo:font-style="normal" officeooo:rsid="00732092" style:font-style-asian="normal" style:font-style-complex="normal"/>
    </style:style>
    <style:style style:name="T21" style:family="text">
      <style:text-properties fo:font-style="normal" officeooo:rsid="0073824c" style:font-style-asian="normal" style:font-style-complex="normal"/>
    </style:style>
    <style:style style:name="T22" style:family="text">
      <style:text-properties fo:font-style="normal" officeooo:rsid="00bc5b97" style:font-style-asian="normal" style:font-style-complex="normal"/>
    </style:style>
    <style:style style:name="T23" style:family="text">
      <style:text-properties fo:font-style="normal" officeooo:rsid="00bcf22c" style:font-style-asian="normal" style:font-style-complex="normal"/>
    </style:style>
    <style:style style:name="T24" style:family="text">
      <style:text-properties fo:font-style="normal" officeooo:rsid="00be9ff5" style:font-style-asian="normal" style:font-style-complex="normal"/>
    </style:style>
    <style:style style:name="T25" style:family="text">
      <style:text-properties fo:font-style="normal" officeooo:rsid="00c162a1" style:font-style-asian="normal" style:font-style-complex="normal"/>
    </style:style>
    <style:style style:name="T26" style:family="text">
      <style:text-properties fo:font-style="normal" officeooo:rsid="00ccd849" style:font-style-asian="normal" style:font-style-complex="normal"/>
    </style:style>
    <style:style style:name="T27" style:family="text">
      <style:text-properties fo:font-style="normal" officeooo:rsid="00ce1e07" style:font-style-asian="normal" style:font-style-complex="normal"/>
    </style:style>
    <style:style style:name="T28" style:family="text">
      <style:text-properties fo:font-style="normal" officeooo:rsid="00cfdd4a" style:font-style-asian="normal" style:font-style-complex="normal"/>
    </style:style>
    <style:style style:name="T29" style:family="text">
      <style:text-properties fo:font-style="normal" officeooo:rsid="00d0c9ac" style:font-style-asian="normal" style:font-style-complex="normal"/>
    </style:style>
    <style:style style:name="T30" style:family="text">
      <style:text-properties fo:font-style="normal" officeooo:rsid="00d28103" style:font-style-asian="normal" style:font-style-complex="normal"/>
    </style:style>
    <style:style style:name="T31" style:family="text">
      <style:text-properties fo:font-style="normal" officeooo:rsid="00d550bd" style:font-style-asian="normal" style:font-style-complex="normal"/>
    </style:style>
    <style:style style:name="T32" style:family="text">
      <style:text-properties fo:font-style="normal" officeooo:rsid="00d8cf99" style:font-style-asian="normal" style:font-style-complex="normal"/>
    </style:style>
    <style:style style:name="T33" style:family="text">
      <style:text-properties fo:font-style="normal" officeooo:rsid="00db9184" style:font-style-asian="normal" style:font-style-complex="normal"/>
    </style:style>
    <style:style style:name="T34" style:family="text">
      <style:text-properties fo:font-style="normal" officeooo:rsid="00dd3457" style:font-style-asian="normal" style:font-style-complex="normal"/>
    </style:style>
    <style:style style:name="T35" style:family="text">
      <style:text-properties fo:font-style="normal" officeooo:rsid="00df1838" style:font-style-asian="normal" style:font-style-complex="normal"/>
    </style:style>
    <style:style style:name="T36" style:family="text">
      <style:text-properties fo:font-style="normal" officeooo:rsid="00e06cbe" style:font-style-asian="normal" style:font-style-complex="normal"/>
    </style:style>
    <style:style style:name="T37" style:family="text">
      <style:text-properties fo:font-style="normal" officeooo:rsid="00e15a34" style:font-style-asian="normal" style:font-style-complex="normal"/>
    </style:style>
    <style:style style:name="T38" style:family="text">
      <style:text-properties fo:font-style="normal" officeooo:rsid="00e37bc9" style:font-style-asian="normal" style:font-style-complex="normal"/>
    </style:style>
    <style:style style:name="T39" style:family="text">
      <style:text-properties fo:font-style="normal" officeooo:rsid="00e38c55" style:font-style-asian="normal" style:font-style-complex="normal"/>
    </style:style>
    <style:style style:name="T40" style:family="text">
      <style:text-properties fo:font-style="normal" officeooo:rsid="00e4733d" style:font-style-asian="normal" style:font-style-complex="normal"/>
    </style:style>
    <style:style style:name="T41" style:family="text">
      <style:text-properties fo:font-style="normal" officeooo:rsid="00760f14" style:font-style-asian="normal" style:font-style-complex="normal"/>
    </style:style>
    <style:style style:name="T42" style:family="text">
      <style:text-properties fo:font-style="normal" officeooo:rsid="00e66f62" style:font-style-asian="normal" style:font-style-complex="normal"/>
    </style:style>
    <style:style style:name="T43" style:family="text">
      <style:text-properties fo:font-style="normal" officeooo:rsid="00e7553c" style:font-style-asian="normal" style:font-style-complex="normal"/>
    </style:style>
    <style:style style:name="T44" style:family="text">
      <style:text-properties fo:font-style="normal" officeooo:rsid="00e7cb63" style:font-style-asian="normal" style:font-style-complex="normal"/>
    </style:style>
    <style:style style:name="T45" style:family="text">
      <style:text-properties fo:font-style="normal" officeooo:rsid="00ea7e09" style:font-style-asian="normal" style:font-style-complex="normal"/>
    </style:style>
    <style:style style:name="T46" style:family="text">
      <style:text-properties fo:font-style="normal" officeooo:rsid="00eb4a6b" style:font-style-asian="normal" style:font-style-complex="normal"/>
    </style:style>
    <style:style style:name="T47" style:family="text">
      <style:text-properties fo:font-style="normal" officeooo:rsid="00ecbed2" style:font-style-asian="normal" style:font-style-complex="normal"/>
    </style:style>
    <style:style style:name="T48" style:family="text">
      <style:text-properties fo:font-style="normal" officeooo:rsid="00efbf51" style:font-style-asian="normal" style:font-style-complex="normal"/>
    </style:style>
    <style:style style:name="T49" style:family="text">
      <style:text-properties fo:font-style="normal" officeooo:rsid="00efecdb" style:font-style-asian="normal" style:font-style-complex="normal"/>
    </style:style>
    <style:style style:name="T50" style:family="text">
      <style:text-properties fo:font-style="normal" officeooo:rsid="00f23042" style:font-style-asian="normal" style:font-style-complex="normal"/>
    </style:style>
    <style:style style:name="T51" style:family="text">
      <style:text-properties fo:font-style="normal" officeooo:rsid="00fb644c" style:font-style-asian="normal" style:font-style-complex="normal"/>
    </style:style>
    <style:style style:name="T52" style:family="text">
      <style:text-properties fo:font-style="normal" officeooo:rsid="00fd21cd" style:font-style-asian="normal" style:font-style-complex="normal"/>
    </style:style>
    <style:style style:name="T53" style:family="text">
      <style:text-properties fo:font-style="normal" officeooo:rsid="00fe8046" style:font-style-asian="normal" style:font-style-complex="normal"/>
    </style:style>
    <style:style style:name="T54" style:family="text">
      <style:text-properties fo:font-style="normal" officeooo:rsid="0101939f" style:font-style-asian="normal" style:font-style-complex="normal"/>
    </style:style>
    <style:style style:name="T55" style:family="text">
      <style:text-properties fo:font-style="normal" officeooo:rsid="0113ca30" style:font-style-asian="normal" style:font-style-complex="normal"/>
    </style:style>
    <style:style style:name="T56" style:family="text">
      <style:text-properties fo:font-style="normal" officeooo:rsid="01155d1a"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795519" style:font-style-asian="normal" style:font-weight-asian="normal" style:font-style-complex="normal" style:font-weight-complex="normal"/>
    </style:style>
    <style:style style:name="T59" style:family="text">
      <style:text-properties fo:font-style="normal" fo:font-weight="normal" officeooo:rsid="007965c0" style:font-style-asian="normal" style:font-weight-asian="normal" style:font-style-complex="normal" style:font-weight-complex="normal"/>
    </style:style>
    <style:style style:name="T60" style:family="text">
      <style:text-properties fo:font-style="normal" fo:font-weight="normal" officeooo:rsid="0081252a" style:font-style-asian="normal" style:font-weight-asian="normal" style:font-style-complex="normal" style:font-weight-complex="normal"/>
    </style:style>
    <style:style style:name="T61" style:family="text">
      <style:text-properties fo:font-style="normal" fo:font-weight="normal" officeooo:rsid="007e7bfa" style:font-style-asian="normal" style:font-weight-asian="normal" style:font-style-complex="normal" style:font-weight-complex="normal"/>
    </style:style>
    <style:style style:name="T62" style:family="text">
      <style:text-properties fo:font-style="normal" fo:font-weight="normal" officeooo:rsid="00960d63" style:font-style-asian="normal" style:font-weight-asian="normal" style:font-style-complex="normal" style:font-weight-complex="normal"/>
    </style:style>
    <style:style style:name="T63" style:family="text">
      <style:text-properties fo:font-style="normal" fo:font-weight="normal" officeooo:rsid="00bcf22c" style:font-style-asian="normal" style:font-weight-asian="normal" style:font-style-complex="normal" style:font-weight-complex="normal"/>
    </style:style>
    <style:style style:name="T64" style:family="text">
      <style:text-properties fo:font-style="normal" fo:font-weight="normal" officeooo:rsid="00be9ff5" style:font-style-asian="normal" style:font-weight-asian="normal" style:font-style-complex="normal" style:font-weight-complex="normal"/>
    </style:style>
    <style:style style:name="T65" style:family="text">
      <style:text-properties fo:font-style="normal" fo:font-weight="normal" officeooo:rsid="00c057c4" style:font-style-asian="normal" style:font-weight-asian="normal" style:font-style-complex="normal" style:font-weight-complex="normal"/>
    </style:style>
    <style:style style:name="T66" style:family="text">
      <style:text-properties fo:font-style="normal" fo:font-weight="normal" officeooo:rsid="00c55702" style:font-style-asian="normal" style:font-weight-asian="normal" style:font-style-complex="normal" style:font-weight-complex="normal"/>
    </style:style>
    <style:style style:name="T67" style:family="text">
      <style:text-properties fo:font-style="normal" fo:font-weight="normal" officeooo:rsid="00cdf48a" style:font-style-asian="normal" style:font-weight-asian="normal" style:font-style-complex="normal" style:font-weight-complex="normal"/>
    </style:style>
    <style:style style:name="T68" style:family="text">
      <style:text-properties fo:font-style="normal" fo:font-weight="normal" officeooo:rsid="00e599d4" style:font-style-asian="normal" style:font-weight-asian="normal" style:font-style-complex="normal" style:font-weight-complex="normal"/>
    </style:style>
    <style:style style:name="T69" style:family="text">
      <style:text-properties fo:font-style="normal" fo:font-weight="normal" officeooo:rsid="00c2ddd4" style:font-style-asian="normal" style:font-weight-asian="normal" style:font-style-complex="normal" style:font-weight-complex="normal"/>
    </style:style>
    <style:style style:name="T70" style:family="text">
      <style:text-properties fo:font-style="normal" fo:font-weight="normal" officeooo:rsid="00f66beb" style:font-style-asian="normal" style:font-weight-asian="normal" style:font-style-complex="normal" style:font-weight-complex="normal"/>
    </style:style>
    <style:style style:name="T71" style:family="text">
      <style:text-properties fo:font-style="normal" fo:font-weight="normal" officeooo:rsid="00a3825d" style:font-style-asian="normal" style:font-weight-asian="normal" style:font-style-complex="normal" style:font-weight-complex="normal"/>
    </style:style>
    <style:style style:name="T72" style:family="text">
      <style:text-properties fo:font-style="normal" fo:font-weight="normal" officeooo:rsid="00ccd849" style:font-style-asian="normal" style:font-weight-asian="normal" style:font-style-complex="normal" style:font-weight-complex="normal"/>
    </style:style>
    <style:style style:name="T73" style:family="text">
      <style:text-properties fo:font-style="normal" fo:font-weight="normal" officeooo:rsid="00d0c9ac" style:font-style-asian="normal" style:font-weight-asian="normal" style:font-style-complex="normal" style:font-weight-complex="normal"/>
    </style:style>
    <style:style style:name="T74" style:family="text">
      <style:text-properties fo:font-style="normal" fo:font-weight="normal" officeooo:rsid="00a4ff07" style:font-style-asian="normal" style:font-weight-asian="normal" style:font-style-complex="normal" style:font-weight-complex="normal"/>
    </style:style>
    <style:style style:name="T75" style:family="text">
      <style:text-properties fo:font-style="normal" fo:font-weight="normal" officeooo:rsid="00d28103" style:font-style-asian="normal" style:font-weight-asian="normal" style:font-style-complex="normal" style:font-weight-complex="normal"/>
    </style:style>
    <style:style style:name="T76" style:family="text">
      <style:text-properties fo:font-style="normal" fo:font-weight="normal" officeooo:rsid="0118639f" style:font-style-asian="normal" style:font-weight-asian="normal" style:font-style-complex="normal" style:font-weight-complex="normal"/>
    </style:style>
    <style:style style:name="T77" style:family="text">
      <style:text-properties officeooo:rsid="002dc488"/>
    </style:style>
    <style:style style:name="T78" style:family="text">
      <style:text-properties officeooo:rsid="002ed681"/>
    </style:style>
    <style:style style:name="T79" style:family="text">
      <style:text-properties officeooo:rsid="003ce227"/>
    </style:style>
    <style:style style:name="T80" style:family="text">
      <style:text-properties officeooo:rsid="003df9a9"/>
    </style:style>
    <style:style style:name="T81" style:family="text">
      <style:text-properties officeooo:rsid="003f61ca"/>
    </style:style>
    <style:style style:name="T82" style:family="text">
      <style:text-properties officeooo:rsid="0043cc30"/>
    </style:style>
    <style:style style:name="T83" style:family="text">
      <style:text-properties style:text-line-through-style="solid" style:text-line-through-type="single" officeooo:rsid="0014dff0"/>
    </style:style>
    <style:style style:name="T84" style:family="text">
      <style:text-properties style:text-line-through-style="solid" style:text-line-through-type="single" officeooo:rsid="005ea38d"/>
    </style:style>
    <style:style style:name="T85" style:family="text">
      <style:text-properties officeooo:rsid="004bd802"/>
    </style:style>
    <style:style style:name="T86" style:family="text">
      <style:text-properties officeooo:rsid="0050cce6"/>
    </style:style>
    <style:style style:name="T87" style:family="text">
      <style:text-properties officeooo:rsid="00550a8f"/>
    </style:style>
    <style:style style:name="T88" style:family="text">
      <style:text-properties officeooo:rsid="00599a29"/>
    </style:style>
    <style:style style:name="T89" style:family="text">
      <style:text-properties officeooo:rsid="0059f538"/>
    </style:style>
    <style:style style:name="T90" style:family="text">
      <style:text-properties fo:font-style="italic" style:font-style-asian="italic" style:font-style-complex="italic"/>
    </style:style>
    <style:style style:name="T91" style:family="text">
      <style:text-properties fo:font-style="italic" officeooo:rsid="004bd802" style:font-style-asian="italic" style:font-style-complex="italic"/>
    </style:style>
    <style:style style:name="T92" style:family="text">
      <style:text-properties fo:font-style="italic" officeooo:rsid="003ce227" style:font-style-asian="italic" style:font-style-complex="italic"/>
    </style:style>
    <style:style style:name="T93" style:family="text">
      <style:text-properties fo:font-style="italic" fo:font-weight="normal" officeooo:rsid="00795519" style:font-style-asian="italic" style:font-weight-asian="normal" style:font-style-complex="italic" style:font-weight-complex="normal"/>
    </style:style>
    <style:style style:name="T94" style:family="text">
      <style:text-properties fo:font-style="italic" fo:font-weight="normal" officeooo:rsid="007e8cb8" style:font-style-asian="italic" style:font-weight-asian="normal" style:font-style-complex="italic" style:font-weight-complex="normal"/>
    </style:style>
    <style:style style:name="T95" style:family="text">
      <style:text-properties fo:font-style="italic" fo:font-weight="normal" officeooo:rsid="007ed045" style:font-style-asian="italic" style:font-weight-asian="normal" style:font-style-complex="italic" style:font-weight-complex="normal"/>
    </style:style>
    <style:style style:name="T96" style:family="text">
      <style:text-properties officeooo:rsid="005cbf10"/>
    </style:style>
    <style:style style:name="T97" style:family="text">
      <style:text-properties officeooo:rsid="005f7eb3"/>
    </style:style>
    <style:style style:name="T98" style:family="text">
      <style:text-properties officeooo:rsid="00611297"/>
    </style:style>
    <style:style style:name="T99" style:family="text">
      <style:text-properties officeooo:rsid="0014dff0"/>
    </style:style>
    <style:style style:name="T100" style:family="text">
      <style:text-properties officeooo:rsid="0063e137"/>
    </style:style>
    <style:style style:name="T101" style:family="text">
      <style:text-properties officeooo:rsid="00640e39"/>
    </style:style>
    <style:style style:name="T102" style:family="text">
      <style:text-properties officeooo:rsid="0067230d"/>
    </style:style>
    <style:style style:name="T103" style:family="text">
      <style:text-properties officeooo:rsid="006795c4"/>
    </style:style>
    <style:style style:name="T104" style:family="text">
      <style:text-properties officeooo:rsid="00686eb8"/>
    </style:style>
    <style:style style:name="T105" style:family="text">
      <style:text-properties officeooo:rsid="0069f73b"/>
    </style:style>
    <style:style style:name="T106" style:family="text">
      <style:text-properties officeooo:rsid="006fff6d"/>
    </style:style>
    <style:style style:name="T107" style:family="text">
      <style:text-properties officeooo:rsid="0072ebeb"/>
    </style:style>
    <style:style style:name="T108" style:family="text">
      <style:text-properties officeooo:rsid="00732092"/>
    </style:style>
    <style:style style:name="T109" style:family="text">
      <style:text-properties officeooo:rsid="0073824c"/>
    </style:style>
    <style:style style:name="T110" style:family="text">
      <style:text-properties officeooo:rsid="00760f14"/>
    </style:style>
    <style:style style:name="T111" style:family="text">
      <style:text-properties officeooo:rsid="007965c0"/>
    </style:style>
    <style:style style:name="T112" style:family="text">
      <style:text-properties officeooo:rsid="007bbc9f"/>
    </style:style>
    <style:style style:name="T113" style:family="text">
      <style:text-properties officeooo:rsid="007dadbf"/>
    </style:style>
    <style:style style:name="T114" style:family="text">
      <style:text-properties fo:font-weight="normal" style:font-weight-asian="normal" style:font-weight-complex="normal"/>
    </style:style>
    <style:style style:name="T115" style:family="text">
      <style:text-properties fo:font-weight="normal" officeooo:rsid="007e8cb8" style:font-weight-asian="normal" style:font-weight-complex="normal"/>
    </style:style>
    <style:style style:name="T116" style:family="text">
      <style:text-properties fo:font-weight="normal" officeooo:rsid="008010d4" style:font-weight-asian="normal" style:font-weight-complex="normal"/>
    </style:style>
    <style:style style:name="T117" style:family="text">
      <style:text-properties fo:font-weight="normal" officeooo:rsid="00bc5b97" style:font-weight-asian="normal" style:font-weight-complex="normal"/>
    </style:style>
    <style:style style:name="T118" style:family="text">
      <style:text-properties officeooo:rsid="008bf697"/>
    </style:style>
    <style:style style:name="T119" style:family="text">
      <style:text-properties officeooo:rsid="009012b4"/>
    </style:style>
    <style:style style:name="T120" style:family="text">
      <style:text-properties officeooo:rsid="0092177d"/>
    </style:style>
    <style:style style:name="T121" style:family="text">
      <style:text-properties officeooo:rsid="0092fb44"/>
    </style:style>
    <style:style style:name="T122" style:family="text">
      <style:text-properties officeooo:rsid="00959325"/>
    </style:style>
    <style:style style:name="T123" style:family="text">
      <style:text-properties officeooo:rsid="009d4bb4"/>
    </style:style>
    <style:style style:name="T124" style:family="text">
      <style:text-properties officeooo:rsid="009f2f42"/>
    </style:style>
    <style:style style:name="T125" style:family="text">
      <style:text-properties officeooo:rsid="00a69558"/>
    </style:style>
    <style:style style:name="T126" style:family="text">
      <style:text-properties officeooo:rsid="00a6f1bb"/>
    </style:style>
    <style:style style:name="T127" style:family="text">
      <style:text-properties officeooo:rsid="00a74b83"/>
    </style:style>
    <style:style style:name="T128" style:family="text">
      <style:text-properties officeooo:rsid="00a91285"/>
    </style:style>
    <style:style style:name="T129" style:family="text">
      <style:text-properties officeooo:rsid="00acb723"/>
    </style:style>
    <style:style style:name="T130" style:family="text">
      <style:text-properties officeooo:rsid="00acd4b8"/>
    </style:style>
    <style:style style:name="T131" style:family="text">
      <style:text-properties officeooo:rsid="00af11ef"/>
    </style:style>
    <style:style style:name="T132" style:family="text">
      <style:text-properties officeooo:rsid="00b4fdfe"/>
    </style:style>
    <style:style style:name="T133" style:family="text">
      <style:text-properties officeooo:rsid="00b7fcb1"/>
    </style:style>
    <style:style style:name="T134" style:family="text">
      <style:text-properties officeooo:rsid="00b85428"/>
    </style:style>
    <style:style style:name="T135" style:family="text">
      <style:text-properties officeooo:rsid="00b9e71a"/>
    </style:style>
    <style:style style:name="T136" style:family="text">
      <style:text-properties officeooo:rsid="00bab2cf"/>
    </style:style>
    <style:style style:name="T137" style:family="text">
      <style:text-properties officeooo:rsid="00bc5b97"/>
    </style:style>
    <style:style style:name="T138" style:family="text">
      <style:text-properties officeooo:rsid="00c5a37e"/>
    </style:style>
    <style:style style:name="T139" style:family="text">
      <style:text-properties officeooo:rsid="00cb5a35"/>
    </style:style>
    <style:style style:name="T140" style:family="text">
      <style:text-properties officeooo:rsid="00ce171b"/>
    </style:style>
    <style:style style:name="T141" style:family="text">
      <style:text-properties officeooo:rsid="00d42c97"/>
    </style:style>
    <style:style style:name="T142" style:family="text">
      <style:text-properties officeooo:rsid="00d63143"/>
    </style:style>
    <style:style style:name="T143" style:family="text">
      <style:text-properties officeooo:rsid="00d9dc00"/>
    </style:style>
    <style:style style:name="T144" style:family="text">
      <style:text-properties fo:color="#008000" fo:font-style="normal" fo:font-weight="normal" officeooo:rsid="00be9ff5" fo:background-color="transparent" loext:char-shading-value="0" style:font-style-asian="normal" style:font-weight-asian="normal" style:font-style-complex="normal" style:font-weight-complex="normal"/>
    </style:style>
    <style:style style:name="T145" style:family="text">
      <style:text-properties officeooo:rsid="00f31443"/>
    </style:style>
    <style:style style:name="T146" style:family="text">
      <style:text-properties officeooo:rsid="00f40c5b"/>
    </style:style>
    <style:style style:name="T147" style:family="text">
      <style:text-properties officeooo:rsid="00f66beb"/>
    </style:style>
    <style:style style:name="T148" style:family="text">
      <style:text-properties fo:font-weight="bold" officeooo:rsid="005f7eb3" style:font-weight-asian="bold" style:font-weight-complex="bold"/>
    </style:style>
    <style:style style:name="T149" style:family="text">
      <style:text-properties fo:font-weight="bold" officeooo:rsid="0014dff0" style:font-weight-asian="bold" style:font-weight-complex="bold"/>
    </style:style>
    <style:style style:name="T150" style:family="text">
      <style:text-properties fo:font-weight="bold" officeooo:rsid="004755b5" style:font-weight-asian="bold" style:font-weight-complex="bold"/>
    </style:style>
    <style:style style:name="T151" style:family="text">
      <style:text-properties fo:font-weight="bold" officeooo:rsid="00fb644c" style:font-weight-asian="bold" style:font-weight-complex="bold"/>
    </style:style>
    <style:style style:name="T152" style:family="text">
      <style:text-properties fo:font-weight="bold" officeooo:rsid="01125290" style:font-weight-asian="bold" style:font-weight-complex="bold"/>
    </style:style>
    <style:style style:name="T153" style:family="text">
      <style:text-properties officeooo:rsid="00f758e6"/>
    </style:style>
    <style:style style:name="T154" style:family="text">
      <style:text-properties officeooo:rsid="00f91845"/>
    </style:style>
    <style:style style:name="T155" style:family="text">
      <style:text-properties officeooo:rsid="00fb644c"/>
    </style:style>
    <style:style style:name="T156" style:family="text">
      <style:text-properties officeooo:rsid="010251cc"/>
    </style:style>
    <style:style style:name="T157" style:family="text">
      <style:text-properties officeooo:rsid="01058700"/>
    </style:style>
    <style:style style:name="T158" style:family="text">
      <style:text-properties officeooo:rsid="010781a5"/>
    </style:style>
    <style:style style:name="T159" style:family="text">
      <style:text-properties officeooo:rsid="0108fcf1"/>
    </style:style>
    <style:style style:name="T160" style:family="text">
      <style:text-properties officeooo:rsid="010df51d"/>
    </style:style>
    <style:style style:name="T161" style:family="text">
      <style:text-properties officeooo:rsid="010fe526"/>
    </style:style>
    <style:style style:name="T162" style:family="text">
      <style:text-properties officeooo:rsid="0111be0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tre ?</text:p>
      <text:p text:style-name="P13">Méthode d'ordre élevé pour le suivi de surface et la déformation de maillage...</text:p>
      <text:h text:style-name="Heading_20_1" text:outline-level="1">Avant propos</text:h>
      <text:p text:style-name="P1">Remerciements...</text:p>
      <text:h text:style-name="Heading_20_1" text:outline-level="1">Résumé général/<text:span text:style-name="T118">Abstract</text:span></text:h>
      <text:p text:style-name="P2">(10aine de lignes)</text:p>
      <text:h text:style-name="Heading_20_1" text:outline-level="1">Introduction</text:h>
      <text:p text:style-name="P2"><text:span text:style-name="T2">(</text:span>Présentation de l'étude dans son contexte<text:span text:style-name="T2">)</text:span></text:p>
      <text:p text:style-name="P3">Contexte</text:p>
      <text:list xml:id="list798002573064348840" text:style-name="L1">
        <text:list-item>
          <text:p text:style-name="P14">Domaine : <text:span text:style-name="T4">simulation numérique dans des domaines aux frontières déformables ou en présence d'interface en propagation (couplages multiphysiques, exemples...)</text:span></text:p>
        </text:list-item>
        <text:list-item>
          <text:p text:style-name="P14">Problème généra<text:span text:style-name="T77">l :</text:span><text:span text:style-name="T3"> </text:span><text:span text:style-name="T5">déterminer avec précision et robustesse l'évolution au cours du temps d'une interface en mouvement</text:span></text:p>
        </text:list-item>
        <text:list-item>
          <text:p text:style-name="P14">Conséquences négatives ???</text:p>
        </text:list-item>
      </text:list>
      <text:p text:style-name="P3">Etudes</text:p>
      <text:p text:style-name="P3">(#auteur a fait …, cela a permis …, mais ...(limites))</text:p>
      <text:p text:style-name="P3">Bilan</text:p>
      <text:p text:style-name="P4">(avant mon étude, ...(+), mais ...(-), d'ou ma thèse)</text:p>
      <text:p text:style-name="P1"/>
      <text:h text:style-name="Heading_20_1" text:outline-level="1">Etat de l'art</text:h>
      <text:p text:style-name="P85">Lister th<text:span text:style-name="T1">ématiques abordées dans la thèse :</text:span></text:p>
      <text:p text:style-name="Standard"><text:span text:style-name="T3">Formulation du problème d'interface en propagation (Euler/Lagrange, </text:span><text:span text:style-name="T50">principe de Huygens + condition d'entropie, </text:span><text:span text:style-name="T54">EdS/EdB</text:span><text:span text:style-name="T3">) et méthodes numériques adaptées </text:span><text:span text:style-name="T98">(level-set, VOF, interfaces diffuses, </text:span>front tracking, <text:span text:style-name="T156">face-offsetting, high-order/spectral (Veerapaneni, Gueyffier2015, Gibbs, Bruno, …))</text:span></text:p>
      <text:p text:style-name="P79">[<text:span text:style-name="T159">ici </text:span>on s'intéresse <text:span text:style-name="T158">aux applications pour lesquelles la la définition de la géométrie initiale du domaine de calcul passe généralement par une phase de Conception Assistée par Ordinateur (CAO)]</text:span></text:p>
      <text:p text:style-name="P12"><text:span text:style-name="T78">CAO : formalisme </text:span>BREP, intersection surfaces paramétriques, <text:span text:style-name="T145">[IGA ?]</text:span></text:p>
      <text:h text:style-name="P86" text:outline-level="1">(Matériel et méthodes/<text:span text:style-name="T1">Résultats préliminaires maths</text:span>)</text:h>
      <text:p text:style-name="P51">Géométrie différentielle, surfaces <text:span text:style-name="T79">paramétriques ( → </text:span><text:span text:style-name="T92">chap1?</text:span><text:span text:style-name="T79">)</text:span></text:p>
      <text:h text:style-name="P86" text:outline-level="1">Démarche</text:h>
      <text:p text:style-name="P52">Chapitres…</text:p>
      <text:list xml:id="list2077841410150514072" text:style-name="L2">
        <text:list-item>
          <text:p text:style-name="P54"><text:soft-page-break/>Suivi Lagrangien de surface régulière par mor<text:span text:style-name="T100">c</text:span>eaux (BREP) en propagation / <text:span text:style-name="T89">Contruction de l'enveloppe des boules pour une surface BREP</text:span></text:p>
          <text:p text:style-name="P53">objectif : mettre en place la structure d'un algorithme (de suivi lagrangien) pour simuler la propagation d'une surface <text:span text:style-name="T111">représentée suivant</text:span> le formalisme BREP, <text:span text:style-name="T111">en proposant un traitement de chaque entité du modèle BREP pour appliquer le principe de Huygens avec condition d'entropie (énoncé en intro ?).</text:span></text:p>
        </text:list-item>
      </text:list>
      <text:list xml:id="list5893649132988516207" text:style-name="L3">
        <text:list-item>
          <text:p text:style-name="P59">formulation Lagrangienne <text:span text:style-name="T88">(vecteur vitesse ou vitesse normale)</text:span>, ambigu<text:span text:style-name="T86">ï</text:span>té vecteur normal, principe de Huygens avec condition d'entropie <text:span text:style-name="T85">(</text:span><text:span text:style-name="T91">→ intro?</text:span><text:span text:style-name="T85">)</text:span></text:p>
        </text:list-item>
      </text:list>
      <text:list xml:id="list7180715120140079904" text:style-name="L4">
        <text:list-item>
          <text:p text:style-name="P60">construction enveloppe des sphères/boules, canal surfaces</text:p>
        </text:list-item>
      </text:list>
      <text:list xml:id="list182606353126235" text:continue-list="list2077841410150514072" text:style-name="L2">
        <text:list-item>
          <text:p text:style-name="P55"><text:span text:style-name="T85">M</text:span>éthode <text:span text:style-name="T101">(</text:span>pseudo-<text:span text:style-name="T101">)</text:span>spectrale pour le suivi d'un patch rectangulaire de surface </text:p>
        </text:list-item>
      </text:list>
      <text:p text:style-name="P61">Discrétisation pseudo-spectrale pour un patch rectangulaire de surface paramétrique </text:p>
      <text:p text:style-name="P83">objectif : mettre au point une méthode d'ordre élevé pour le suivi lagrangien d'un patch de surface rectangulaire en propagation, <text:span text:style-name="T112">qui </text:span>serv<text:span text:style-name="T112">ira </text:span>de brique <text:span text:style-name="T112">élémentaire</text:span> <text:span text:style-name="T112">dans l'algorithme proposé au chap1.</text:span></text:p>
      <text:list xml:id="list9218689394084796857" text:style-name="L5">
        <text:list-item>
          <text:p text:style-name="P63">polynômes Chebyshev (motivation, <text:span text:style-name="T87">définition, </text:span>DCT, différentiation, quadrature)</text:p>
        </text:list-item>
        <text:list-item>
          <text:p text:style-name="P64">discrétisation surface <text:span text:style-name="T81">rectangulaire, approximation enveloppe des sphères ou intégration champ de vitesse donné</text:span></text:p>
        </text:list-item>
        <text:list-item>
          <text:p text:style-name="P65"><text:span text:style-name="T80">problèmes liés aux déformations extrêmes</text:span> <text:span text:style-name="T80">(</text:span>aliasing, folding…<text:span text:style-name="T80">), détection et proposition de traitement</text:span></text:p>
        </text:list-item>
      </text:list>
      <text:list xml:id="list182606614799106" text:continue-list="list182606353126235" text:style-name="L2">
        <text:list-item>
          <text:p text:style-name="P56">Généralisation <text:span text:style-name="T97">aux(/au suivi de)</text:span> surfaces régulières par morceaux et de topologie quelconque<text:span text:style-name="T99"> </text:span></text:p>
        </text:list-item>
      </text:list>
      <text:list xml:id="list6111108480992564427" text:style-name="L6">
        <text:list-item>
          <text:p text:style-name="P68">reconstruction d<text:span text:style-name="T106">u</text:span> modèle BREP</text:p>
        </text:list-item>
      </text:list>
      <text:list xml:id="list3974846421037330280" text:style-name="L7">
        <text:list-item>
          <text:p text:style-name="P66">intersections <text:span text:style-name="T105">(Chebyshev/Bernstein)</text:span></text:p>
        </text:list-item>
        <text:list-item>
          <text:p text:style-name="P69">paramétrisation des faces "Huygens" </text:p>
          <text:list>
            <text:list-item>
              <text:p text:style-name="P70">arêtes (LS fit de courbe)</text:p>
            </text:list-item>
            <text:list-item>
              <text:p text:style-name="P70">sommets <text:span text:style-name="T107">(</text:span>polygone sphérique découpé en quad<text:span text:style-name="T108">s</text:span> (seulement si vitesse uniforme), (trimmed) l<text:span text:style-name="T109">ong-lat</text:span> rectangle<text:span text:style-name="T107">)</text:span></text:p>
            </text:list-item>
          </text:list>
        </text:list-item>
        <text:list-item>
          <text:p text:style-name="P66">validation cas tests (vortex, cube en expansion, ...)</text:p>
        </text:list-item>
      </text:list>
      <text:list xml:id="list5761035767632096084" text:style-name="L8">
        <text:list-item>
          <text:p text:style-name="P57"><text:span text:style-name="T96">D</text:span>éformation de maillage surfacique <text:span text:style-name="T83">pour </text:span><text:span text:style-name="T84">des simulations</text:span><text:span text:style-name="T83"> EF/VF</text:span></text:p>
        </text:list-item>
      </text:list>
      <text:p text:style-name="P62">Développement d'une méthode capable de déformer un maillage reposant sur une surface continue par morceau</text:p>
      <text:list xml:id="list8943005526556955218" text:style-name="L9">
        <text:list-item>
          <text:p text:style-name="P71">motivation (ALE, body-fitted), contraintes (connectivité fixe)</text:p>
        </text:list-item>
      </text:list>
      <text:list xml:id="list4978233131387571011" text:style-name="L10">
        <text:list-item>
          <text:p text:style-name="P67">BREP <text:span text:style-name="T82">conforming mesh (limitations)</text:span></text:p>
        </text:list-item>
        <text:list-item>
          <text:p text:style-name="P67">optim/smoothing</text:p>
        </text:list-item>
        <text:list-item>
          <text:p text:style-name="P67">hypergraphes →<text:span text:style-name="T82"> </text:span>"superpatchs"</text:p>
        </text:list-item>
      </text:list>
      <text:list xml:id="list182607171431175" text:continue-list="list182606614799106" text:style-name="L2">
        <text:list-item>
          <text:p text:style-name="P58"><text:s/><text:span text:style-name="T85">Application à la simulation de la combustion de propergol solide</text:span></text:p>
        </text:list-item>
      </text:list>
      <text:list xml:id="list7112482117767037540" text:style-name="L11">
        <text:list-item>
          <text:p text:style-name="P72"><text:span text:style-name="T99">c</text:span>ontexte propulsion solide</text:p>
        </text:list-item>
        <text:list-item>
          <text:p text:style-name="P72">configuration, <text:span text:style-name="T110">méthodologie de "couplage"</text:span></text:p>
        </text:list-item>
        <text:list-item>
          <text:p text:style-name="P72">résultats maillage surface et champs volumiques calcul Navier-Stokes</text:p>
        </text:list-item>
      </text:list>
      <text:h text:style-name="P86" text:outline-level="1">Discussion</text:h>
      <text:p text:style-name="P52">Analyse critique de l'étude</text:p>
      <text:p text:style-name="P73"/>
      <text:h text:style-name="P86" text:outline-level="1"><text:soft-page-break/>Conclusion</text:h>
      <text:h text:style-name="P86" text:outline-level="1">Annexes</text:h>
      <text:p text:style-name="P52"/>
      <text:p text:style-name="P82"/>
      <text:p text:style-name="P81"><text:span text:style-name="T155">2. Méthode [pseudo-spectrale/d'ordre élevé] pour le suivi d'un patch rectangulaire de surface </text:span></text:p>
      <text:p text:style-name="P19">Objectif :<text:span text:style-name="T3"> </text:span><text:span text:style-name="T27">mettre au point une méthode numérique </text:span><text:span text:style-name="T31">(discrétisations spatiale et temporelle)</text:span></text:p>
      <text:p text:style-name="P19"><text:span text:style-name="T51">pour le suivi d'un seul patch rectangulaire de surface, qui servira de brique</text:span><text:span text:style-name="T31"> </text:span><text:span text:style-name="T51">élémentaire dans </text:span><text:span text:style-name="T27">l'algorithme du chap.</text:span><text:span text:style-name="T31"> </text:span><text:span text:style-name="T27">1.</text:span></text:p>
      <text:p text:style-name="P84">Pour cela :<text:span text:style-name="T3"> </text:span></text:p>
      <text:list xml:id="list8899055467522408279" text:style-name="L14">
        <text:list-item>
          <text:p text:style-name="P77">Méthode pseudo-spectrale basée sur le <text:span text:style-name="T153">transport/suivi</text:span> lagrangien de marqueurs/points de collocation</text:p>
        </text:list-item>
        <text:list-item>
          <text:p text:style-name="P30"><text:span text:style-name="T147">choix des fonctions de bases : </text:span>polynômes <text:span text:style-name="T147">de </text:span>Chebyshev (motivation, <text:span text:style-name="T87">définition, points de collocation CGL → </text:span>DCT, différentiation, quadrature<text:span text:style-name="T57">, </text:span><text:span text:style-name="T71">erreur d'approximation = troncature + aliasing, </text:span><text:span text:style-name="T72">précision spectrale, </text:span><text:span text:style-name="T73">représentation de courbes/surfaces</text:span>)</text:p>
        </text:list-item>
        <text:list-item>
          <text:p text:style-name="P23"><text:span text:style-name="T3">intégration temporelle classique </text:span><text:span text:style-name="T10">s</text:span><text:span text:style-name="T3">i le champ de vecteur vitesse est donné</text:span></text:p>
        </text:list-item>
        <text:list-item>
          <text:p text:style-name="P77"><text:span text:style-name="T57">approximation de l'EdS si seule la vitesse normale est donnée </text:span><text:span text:style-name="T76">(pour l'instant, pas d'auto-intersections globales (cas traité au chap.3))</text:span></text:p>
        </text:list-item>
        <text:list-item>
          <text:p text:style-name="P31"><text:span text:style-name="T80">problèmes/instabilités liés aux déformations extrêmes</text:span> <text:span text:style-name="T80">(</text:span>aliasing <text:span text:style-name="T146">excessif</text:span>, folding/<text:span text:style-name="T146">collapse/auto-intersections locales</text:span>…<text:span text:style-name="T80">), détection/prévention/proposition de traitement</text:span></text:p>
        </text:list-item>
      </text:list>
      <text:p text:style-name="P15"><text:span text:style-name="T113">Transition :</text:span><text:span text:style-name="T6"> </text:span></text:p>
      <text:p text:style-name="P15"><text:span text:style-name="T6"/></text:p>
      <text:p text:style-name="P78"><text:span text:style-name="T151">3. </text:span><text:span text:style-name="T150">Généralisation </text:span><text:span text:style-name="T152">[</text:span><text:span text:style-name="T148">aux/au suivi de</text:span><text:span text:style-name="T152">]</text:span><text:span text:style-name="T150"> surfaces régulières par morceaux et de topologie quelconque</text:span><text:span text:style-name="T149"> </text:span></text:p>
      <text:p text:style-name="P19">Objectif :<text:span text:style-name="T3"> </text:span><text:span text:style-name="T52">Intégrer la méthode </text:span><text:span text:style-name="T53">de base </text:span><text:span text:style-name="T52">présentée au chap.2 dans l'algorithme du chap.1 </text:span><text:span text:style-name="T53">pour la généraliser au suivi de surfaces BREP régulières par morceaux et de topologie quelconque</text:span><text:span text:style-name="T52">. </text:span><text:span text:style-name="T55">Construire une approximation </text:span><text:span text:style-name="T52">de l'EdS/EdB en utilisant cette discrétisation. Valider la méthode en vérifiant la convergence </text:span><text:span text:style-name="T56">spectrale/d'ordre élevé</text:span><text:span text:style-name="T52"> pour des cas de référence.</text:span></text:p>
      <text:p text:style-name="P19">Pour cela :<text:span text:style-name="T3"> </text:span></text:p>
      <text:list xml:id="list4905052776961003148" text:style-name="L16">
        <text:list-item>
          <text:p text:style-name="P35">paramétrisation/<text:span text:style-name="T154">trimming</text:span> des faces "Huygens" </text:p>
          <text:list>
            <text:list-item>
              <text:p text:style-name="P36">arêtes (<text:span text:style-name="T57">LS fit</text:span><text:span text:style-name="T74">ting </text:span><text:span text:style-name="T57">de courbe </text:span><text:span text:style-name="T75">d'intersection</text:span><text:span text:style-name="T57">, a</text:span><text:span text:style-name="T74">pprox. canal surface restreinte</text:span>)</text:p>
            </text:list-item>
            <text:list-item>
              <text:p text:style-name="P36">sommets <text:span text:style-name="T107">(</text:span>polygone sphérique découpé en quad<text:span text:style-name="T108">s</text:span> (seulement si vitesse uniforme), (trimmed) l<text:span text:style-name="T109">ong-lat</text:span> rectangle<text:span text:style-name="T107">)</text:span></text:p>
            </text:list-item>
          </text:list>
        </text:list-item>
        <text:list-item>
          <text:p text:style-name="P32"><text:span text:style-name="T161">détection/tracé des </text:span>intersections <text:span text:style-name="T160">face-face (Chebyshev/Bernstein)</text:span></text:p>
        </text:list-item>
        <text:list-item>
          <text:p text:style-name="P34">reconstruction <text:span text:style-name="T162">faces trimmées et topologie </text:span>BREP</text:p>
        </text:list-item>
        <text:list-item>
          <text:p text:style-name="P33">validation cas <text:span text:style-name="T147">de référence</text:span> <text:span text:style-name="T147">(</text:span><text:span text:style-name="T67">convergence position, aire, volume</text:span><text:span text:style-name="T70">)</text:span></text:p>
          <text:list>
            <text:list-item>
              <text:p text:style-name="P33"><text:span text:style-name="T147">sans faces trimmées </text:span>(→<text:span text:style-name="T147"> quadrature Clenshaw Curtis</text:span>) <text:span text:style-name="T147">(vortex, cube en expansion, ...)</text:span></text:p>
            </text:list-item>
            <text:list-item>
              <text:p text:style-name="P75">avec faces trimmées (extension quadrature?)</text:p>
            </text:list-item>
          </text:list>
        </text:list-item>
      </text:list>
      <text:list xml:id="list5821548874342442924" text:style-name="L17">
        <text:list-header>
          <text:p text:style-name="P37"><text:span text:style-name="T83"/></text:p>
        </text:list-header>
      </text:list>
      <text:list xml:id="list7232781462059845615" text:style-name="L21">
        <text:list-item>
          <text:p text:style-name="P80"><text:span text:style-name="T124">[Elaboration d'un] a</text:span>lgorithme pour la propagation d'une surface <text:span text:style-name="T120">[</text:span>dans le formalisme BREP<text:span text:style-name="T122">]</text:span>/<text:span text:style-name="T122">[régulière par morceaux]</text:span></text:p>
        </text:list-item>
      </text:list>
      <text:p text:style-name="P11"><text:span text:style-name="T95">O</text:span><text:span text:style-name="T93">bjectif : </text:span><text:span text:style-name="T58">mettre en place un algorithme – </text:span><text:span text:style-name="T60">basé sur</text:span><text:span text:style-name="T59"> le principe de Huygens avec condition d'entropie (énoncé en intro ?) – </text:span><text:span text:style-name="T58">pour simuler la propagation d'une surface </text:span><text:span text:style-name="T59">représentée suivant</text:span><text:span text:style-name="T58"> le formalisme BREP,</text:span><text:span text:style-name="T59"> </text:span><text:span text:style-name="T60">i.e. </text:span><text:span text:style-name="T62">pour </text:span><text:span text:style-name="T61">construire un nouveau modèle BREP (géométrie et topologie) correspondant à </text:span><text:span text:style-name="T62">une </text:span><text:span text:style-name="T61">enveloppe de boules </text:span><text:span text:style-name="T66">(EdB) </text:span><text:span text:style-name="T61">centrées sur la surface courante. </text:span></text:p>
      <text:p text:style-name="P10"><text:span text:style-name="T94">Pour cela :</text:span><text:span text:style-name="T115"> </text:span><text:span text:style-name="T116">o</text:span><text:span text:style-name="T114">n construit </text:span><text:span text:style-name="T116">d'abord </text:span><text:span text:style-name="T114">l'enveloppe des sphères </text:span><text:span text:style-name="T117">(EdS)</text:span><text:span text:style-name="T114"> :</text:span></text:p>
      <text:list xml:id="list5468129111125421634" text:style-name="L22">
        <text:list-item>
          <text:p text:style-name="P39">pour les arêtes et sommets convexes : construction de nouvelles faces (→ canal surfaces), arêtes (smooth) et sommets </text:p>
        </text:list-item>
        <text:list-item>
          <text:p text:style-name="P40">pour les faces : face vis-à-vis sur <text:span text:style-name="T138">l'EdS</text:span>(→ "extension" canal surfaces);</text:p>
        </text:list-item>
      </text:list>
      <text:p text:style-name="P9">Ensuite, application de la condition d'entropie (<text:span text:style-name="T137">EdB</text:span>) : résolution des auto-intersections <text:span text:style-name="T119">=&gt;</text:span> construction d'arêtes<text:span text:style-name="T123"> </text:span>et sommets.</text:p>
      <text:p text:style-name="P16"><text:span text:style-name="T113">Transition :</text:span><text:span text:style-name="T6"> il faut maintenant faire le choix d'une méthode numérique (à la fois robuste, précis</text:span><text:span text:style-name="T7">e</text:span><text:span text:style-name="T6"> et </text:span><text:span text:style-name="T8">nécessitant un faible</text:span><text:span text:style-name="T6"> temps de calcul) pour appliquer cet algorithme de façon pratique.</text:span></text:p>
      <text:p text:style-name="P41"/>
      <text:list xml:id="list182606862168390" text:continue-list="list7232781462059845615" text:style-name="L21">
        <text:list-item>
          <text:p text:style-name="P29">...</text:p>
        </text:list-item>
      </text:list>
      <text:p text:style-name="P5">Objectif :<text:span text:style-name="T3"> </text:span><text:span text:style-name="T27">mettre au point une méthode numérique </text:span><text:span text:style-name="T31">(discrétisations spatiale et temporelle) </text:span><text:span text:style-name="T27">pour appliquer l'algorithme du chap.</text:span><text:span text:style-name="T31"> </text:span><text:span text:style-name="T27">1, </text:span><text:span text:style-name="T31">puis</text:span><text:span text:style-name="T27"> valider cette méthode </text:span><text:span text:style-name="T31">(convergence, stabilité)</text:span><text:span text:style-name="T27">.</text:span></text:p>
      <text:p text:style-name="P6">Pour cela :<text:span text:style-name="T3"> </text:span></text:p>
      <text:list xml:id="list5445169878564170212" text:style-name="L23">
        <text:list-item>
          <text:p text:style-name="P42">transport lagrangien de marqueurs de surface</text:p>
        </text:list-item>
        <text:list-item>
          <text:p text:style-name="P44">méthode <text:span text:style-name="T140">pseudo-spectrale</text:span> (i.e. <text:span text:style-name="T139">la solution est développée dans une base de fonctions globales et régulières et </text:span>le résidu est annulé exactement en un nombre discret de points de collocation, donnant une ODE par point de collocation)</text:p>
        </text:list-item>
        <text:list-item>
          <text:p text:style-name="P17"><text:span text:style-name="T9">choix </text:span><text:span text:style-name="T28">des fonctions de base</text:span><text:span text:style-name="T9"> → polynômes de Chebyshev (</text:span><text:span text:style-name="T10">motivation, </text:span><text:span text:style-name="T11">définition, </text:span><text:span text:style-name="T17">points de collocation CGL, </text:span><text:span text:style-name="T10">DCT, différentiation, quadrature, </text:span><text:span text:style-name="T14">erreur d'approximation = troncature + aliasing, </text:span><text:span text:style-name="T26">précision spectrale, </text:span><text:span text:style-name="T29">représentation de courbes/surfaces</text:span><text:span text:style-name="T10">)</text:span></text:p>
        </text:list-item>
        <text:list-item>
          <text:p text:style-name="P22"><text:span text:style-name="T10">s</text:span><text:span text:style-name="T3">i le champ de vecteur vitesse est donné : intégration temporelle classique (schéma explicite) ;</text:span></text:p>
        </text:list-item>
        <text:list-item>
          <text:p text:style-name="P20"><text:span text:style-name="T34">si seule la vitesse normale est donnée, </text:span><text:span text:style-name="T10">a</text:span><text:span text:style-name="T3">pproximation </text:span><text:span text:style-name="T35">de l'</text:span><text:span text:style-name="T22">EdS</text:span><text:span text:style-name="T3"> </text:span><text:span text:style-name="T17">:</text:span></text:p>
          <text:list>
            <text:list-item>
              <text:p text:style-name="P43">faces</text:p>
            </text:list-item>
            <text:list-item>
              <text:p text:style-name="P20"><text:span text:style-name="T17">arêtes </text:span><text:span text:style-name="T18"><text:s/>(LS fit</text:span><text:span text:style-name="T17">ting </text:span><text:span text:style-name="T18">de courbe </text:span><text:span text:style-name="T30">d'intersection</text:span><text:span text:style-name="T18">, a</text:span><text:span text:style-name="T17">pprox. canal surface restreinte</text:span><text:span text:style-name="T18">) ;</text:span></text:p>
            </text:list-item>
            <text:list-item>
              <text:p text:style-name="P20"><text:span text:style-name="T17">sommets </text:span><text:span text:style-name="T19">(</text:span><text:span text:style-name="T18">polygone sphérique découpé en quad</text:span><text:span text:style-name="T20">s</text:span><text:span text:style-name="T18"> (seulement si vitesse uniforme), (trimmed) l</text:span><text:span text:style-name="T21">ong-lat</text:span><text:span text:style-name="T18"> rectangle</text:span><text:span text:style-name="T19">).</text:span></text:p>
            </text:list-item>
          </text:list>
        </text:list-item>
        <text:list-item>
          <text:p text:style-name="P45">validation sur des cas <text:span text:style-name="T143">sans </text:span>faces trimmées <text:span text:style-name="T143">(</text:span>EdS = EdB) : convergence position, aire, volume <text:span text:style-name="T142">(quadrature Clenshaw-Curtis, extension aux faces trimmées?)</text:span></text:p>
        </text:list-item>
        <text:list-item>
          <text:p text:style-name="P21"><text:span text:style-name="T12">problèmes liés aux déformations (</text:span><text:span text:style-name="T13">aliasing </text:span><text:span text:style-name="T15">=&gt; instabilité</text:span><text:span text:style-name="T13">, </text:span><text:span text:style-name="T16">dégénérescence ("</text:span><text:span text:style-name="T13">folding"</text:span><text:span text:style-name="T16">))</text:span><text:span text:style-name="T12">, détection et p</text:span><text:span text:style-name="T16">révention/</text:span><text:span text:style-name="T12">traitement</text:span></text:p>
        </text:list-item>
      </text:list>
      <text:p text:style-name="P6">Transition :<text:span text:style-name="T3"> </text:span></text:p>
      <text:p text:style-name="P5"/>
      <text:list xml:id="list182606177504344" text:continue-list="list182606862168390" text:style-name="L21">
        <text:list-item>
          <text:p text:style-name="P28">...</text:p>
        </text:list-item>
      </text:list>
      <text:p text:style-name="P6">Objectif :<text:span text:style-name="T3"> </text:span></text:p>
      <text:p text:style-name="P6"><text:soft-page-break/>Pour cela :<text:span text:style-name="T3"> </text:span></text:p>
      <text:p text:style-name="P6">Transition :<text:span text:style-name="T3"> </text:span></text:p>
      <text:p text:style-name="P5"/>
      <text:list xml:id="list182606902730164" text:continue-numbering="true" text:style-name="L21">
        <text:list-item>
          <text:p text:style-name="P26"><text:span text:style-name="T96">D</text:span>éformation de maillage surfacique <text:span text:style-name="T83">pour </text:span><text:span text:style-name="T84">des simulations</text:span><text:span text:style-name="T83"> EF/VF</text:span></text:p>
        </text:list-item>
      </text:list>
      <text:p text:style-name="P6">Objectif :<text:span text:style-name="T3"> </text:span><text:span text:style-name="T23">mettre au point une méthodologie pour déformer un maillage surfacique de la surface en propagation en utilisant le modèle BREP dynamique comme support géométrique </text:span><text:span text:style-name="T48">(</text:span><text:span text:style-name="T23">afin de pouvoir réaliser des simulations EF/VF dans des domaines de géométrie déformables</text:span><text:span text:style-name="T48">)</text:span><text:span text:style-name="T23">. </text:span><text:span text:style-name="T49">[</text:span><text:span text:style-name="T23">Propososer une stratrégie de couplage avec solveur EF/VF pour les cas où la vitesse de propagation de l'interface dépend de la solution (e.g. propergol)</text:span><text:span text:style-name="T49">] → chap.5 ?</text:span><text:span text:style-name="T23"> . On se concentre essentiellement sur </text:span><text:span text:style-name="T38">applications avec </text:span><text:span text:style-name="T36">maillage </text:span><text:span text:style-name="T39">(</text:span><text:span text:style-name="T36">volumique </text:span><text:span text:style-name="T23">body fitted</text:span><text:span text:style-name="T39">)</text:span><text:span text:style-name="T23"> </text:span><text:span text:style-name="T37">à </text:span><text:span text:style-name="T23">connectivité </text:span><text:span text:style-name="T37">fixe</text:span><text:span text:style-name="T23"> </text:span><text:span text:style-name="T38">(</text:span><text:span text:style-name="T40">e.g. </text:span><text:span text:style-name="T38">ALE).</text:span></text:p>
      <text:p text:style-name="P6">Pour cela :<text:span text:style-name="T3"> </text:span></text:p>
      <text:list xml:id="list5102159921977758613" text:style-name="L24">
        <text:list-item>
          <text:p text:style-name="P48"><text:span text:style-name="T63">BREP-conforming mesh </text:span><text:span text:style-name="T68">+</text:span><text:span text:style-name="T63"> </text:span><text:span text:style-name="T68">o</text:span><text:span text:style-name="T65">ptimisation/smoothing </text:span><text:span text:style-name="T63">=&gt; facile mais limité (pas de changement </text:span><text:span text:style-name="T64">de la matrice d'adjacence des faces BREP, qualité du maillage rapidement dégradée)</text:span></text:p>
        </text:list-item>
        <text:list-item>
          <text:p text:style-name="P49"><text:span text:style-name="T144">Hypergraphe</text:span><text:span text:style-name="T64"> </text:span><text:span text:style-name="T68">+ s</text:span><text:span text:style-name="T69">moothing amélioré (projection sur hyperface/hyperedge)</text:span></text:p>
        </text:list-item>
        <text:list-item>
          <text:p text:style-name="P76"><text:span text:style-name="T25">stratégie de couplage : i</text:span><text:span text:style-name="T24">nterpolation vitesse aux points de collocation à partir des infos sur le maillage </text:span><text:span text:style-name="T33">(LS fitting) </text:span><text:span text:style-name="T32">(→ chap.5 ?)</text:span></text:p>
        </text:list-item>
      </text:list>
      <text:p text:style-name="P6">Transition :<text:span text:style-name="T3"> </text:span></text:p>
      <text:p text:style-name="P5"/>
      <text:list xml:id="list182607958041998" text:continue-list="list182606902730164" text:style-name="L21">
        <text:list-item>
          <text:p text:style-name="P27"><text:span text:style-name="T85">Application à la simulation de la combustion de propergol solide</text:span></text:p>
        </text:list-item>
      </text:list>
      <text:p text:style-name="P6">Objectif :<text:span text:style-name="T3"> </text:span><text:span text:style-name="T42">étudier la capacité de notre méthode à traiter des problèmes industriels de surface en propagation, et son intégration dans une chaîne de calcul pour réaliser des simulations de phénomènes multiphysiques dans des domaines de géométrie complexe et déformable.</text:span></text:p>
      <text:p text:style-name="P6">Pour cela :<text:span text:style-name="T3"> </text:span></text:p>
      <text:list xml:id="list4242347876760109485" text:style-name="L26">
        <text:list-item>
          <text:p text:style-name="P24"><text:span text:style-name="T3">contexte rapide propulsion solide, enjeux, difficultés</text:span></text:p>
        </text:list-item>
        <text:list-item>
          <text:p text:style-name="P38"><text:span text:style-name="T3">configuration, </text:span><text:span text:style-name="T41">méthodologie de "couplage" </text:span><text:span text:style-name="T44">et de déformation de maillage volumique</text:span></text:p>
        </text:list-item>
        <text:list-item>
          <text:p text:style-name="P74"><text:span text:style-name="T44">n</text:span><text:span text:style-name="T45">ouveau </text:span><text:span text:style-name="T44">c</text:span><text:span text:style-name="T3">alcul à l'INRIA ?</text:span></text:p>
        </text:list-item>
        <text:list-item>
          <text:p text:style-name="P38"><text:span text:style-name="T3">résultats </text:span><text:span text:style-name="T43">BREP, </text:span><text:span text:style-name="T3">maillage surface/</text:span><text:span text:style-name="T46">volume</text:span><text:span text:style-name="T3"> et </text:span><text:span text:style-name="T47">solution</text:span><text:span text:style-name="T3"> calcul Navier-Stokes</text:span></text:p>
        </text:list-item>
      </text:list>
      <text:p text:style-name="P25"><text:span text:style-name="T3"/></text:p>
      <text:h text:style-name="P87" text:outline-level="1">Arguments</text:h>
      <text:h text:style-name="Heading_20_3" text:outline-level="3">Type de problèmes visés</text:h>
      <text:p text:style-name="Standard">Focus sur <text:span text:style-name="T125">la propagation – dans un champ de vitesse continu en module (mais pas nécessairement en direction) – de </text:span>surfaces régulières par morceaux <text:span text:style-name="T157">(omniprésentes dans les applications industrielles, donner exemples)</text:span>, i.e. pouvant avoir des discontinuités de plan tangent ou de courbure (on ne s'intéresse pas <text:span text:style-name="T121">aux problèmes de type mean curvature flow, Willmore flow, etc.).</text:span></text:p>
      <text:p text:style-name="Standard"/>
      <text:h text:style-name="P88" text:outline-level="3">Traitement des différentes entités BREP dans la construction de l'EdB</text:h>
      <text:p text:style-name="P50">Puisque la vitesse normale est continue (par hypothèse), le rayon des boules évolue aussi continuement le long de la surface. Et puisque chaque face a une continuité géométrique d'ordre 1 ou plus, chaque point sur une face donnée aura un et un seul point correspondant sur l’enveloppe des hémisphères (si on tient compte du sens de propagation). Donc on peut propager chaque face en construisant son vis-à-vis sur l’enveloppe. Ensuite il nous reste à construire l’enveloppe des arêtes et des sommets. A noter que seuls les arêtes et sommets convexes doivent être considérés, car dans les régions concaves de la surface, ces enveloppes sont incluses dans celles des faces incidentes. <text:span text:style-name="T90">(à développer...)</text:span></text:p>
      <text:p text:style-name="Standard"/>
      <text:h text:style-name="Heading_20_3" text:outline-level="3">Choix des fonctions de base</text:h>
      <text:p text:style-name="P7"><text:span text:style-name="T102">H</text:span>armoniques sphériques pour surfaces de genre 0 <text:span text:style-name="T129">et sans bord </text:span>(sphères topologiques), Fourier pour <text:span text:style-name="T130">tores topologiques </text:span>→<text:span text:style-name="T102"> limitations topologiques/géométriques (régularité globale).</text:span></text:p>
      <text:p text:style-name="P7"><text:span text:style-name="T131">Polynômes de </text:span>Chebyshev <text:span text:style-name="T103">(en produit tensoriel) </text:span>adapté<text:span text:style-name="T131">s</text:span> aux carreaux paramétriques d'une BREP, plus pratique/flexible pour traiter des géométries piecewise smooth et de topologie arbitraire. Mieux que Bernstein <text:span text:style-name="T136">(traditionnellement utilisé en CAO) </text:span>car orthogonaux <text:span text:style-name="T104">(LS fitting, aspect multirésolution, élévation/réduction de degré + quasi-optimalité minimax)</text:span>, plus rapides à évaluer (Clenshaw, FFT), points de collocations/marqueurs <text:span text:style-name="T90">sur</text:span> la surface (plus simple pour le suivi lagrangien). <text:span text:style-name="T135">(En revanche, Bernstein plus pratique pour la détection des intersections grâce la propriété d'enveloppe convexe. Pour des polynômes de degré modeste, on peut changer de base pour cette étape, sinon on développe une heuristique pour construire simplement des volumes englobants à partir des coeffs de Chebyshev).</text:span></text:p>
      <text:p text:style-name="P46">On pourrait imaginer des paramétrisation<text:span text:style-name="T132">s</text:span> hybrides (e.g. Fourier/Chebyshev pour des patchs périodiques suivant une direction paramétrique (c<text:span text:style-name="T133">ône</text:span>), etc.) mais il est plus <text:span text:style-name="T134">commode</text:span> d'utiliser un seul jeu de fonctions de bases (on découpe les patchs périodiques en plusieurs patchs "rectangulaires").</text:p>
      <text:p text:style-name="P47">Les arêtes représentent généralement les courbes d'intersection entre des surfaces. Ces dernières sont des courbes polynomiales dont le degré – qui dépend du degré des surfaces polynomiales intersectées – peut être très élevé. En pratique, on construit simplement une approximation linéaire par morceaux (<text:span text:style-name="T141">ligne polygonale ou </text:span>polyligne) de ces courbes. En <text:soft-page-break/>revanche, on en construit une paramétrisation polynomiale approchée lors de la construction de l'enveloppe des sphères (LS fitting, choix du paramètre?).</text:p>
      <text:p text:style-name="P7"/>
      <text:h text:style-name="Heading_20_3" text:outline-level="3">Robustesse/<text:span text:style-name="T128">Précision</text:span> des intersections transverses </text:h>
      <text:p text:style-name="P8">Calculer précisément <text:span text:style-name="T128">et avec robustesse </text:span>des intersections tangentielles peut être fastidieux (en particulier avec des surfaces paramétriques polynomiales de degré elevé), mais de tels points/courbes sont préservés lors de la propagation (l<text:span text:style-name="T126">a direction du</text:span> champ de vitesse y est continu<text:span text:style-name="T126">e</text:span> par continuité du plan tangent), <text:span text:style-name="T127">et ne sont donc calculés qu'une fois (fournis dans la CAD initiale ou bien créés à partir d'intersections transverses lors de la transformation d'arêtes/sommets convexes en faces "Huyge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alatino Linotype" fo:font-family="'Palatino Linotype'" style:font-style-name="Normal" style:font-family-generic="roman" style:font-pitch="variable" fo:language="fr" fo:country="ML"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Garamond" fo:font-family="Garamond" style:font-style-name="Normal" style:font-family-generic="roman"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font-name="Nimbus Sans L" fo:font-family="'Nimbus Sans L'" style:font-style-name="Gras" style:font-family-generic="swiss" style:font-pitch="variable" fo:font-size="22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Andrieu</meta:initial-creator>
    <meta:creation-date>2018-09-27T11:28:39.428861156</meta:creation-date>
    <dc:date>2018-10-08T18:26:06.025534919</dc:date>
    <dc:creator>Bastien Andrieu</dc:creator>
    <meta:editing-duration>P3DT13H14M30S</meta:editing-duration>
    <meta:editing-cycles>284</meta:editing-cycles>
    <meta:generator>LibreOffice/5.0.6.2$Linux_X86_64 LibreOffice_project/00$Build-2</meta:generator>
    <meta:document-statistic meta:table-count="0" meta:image-count="0" meta:object-count="0" meta:page-count="9" meta:paragraph-count="128" meta:word-count="1874" meta:character-count="13271" meta:non-whitespace-character-count="11559"/>
  </office:meta>
</office:document-meta>
</file>